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normal" style:font-style-asian="normal" style:font-style-complex="normal"/>
    </style:style>
    <style:style style:name="T3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0% 100%" fo:font-style="normal" style:font-style-asian="normal" style:font-style-complex="normal"/>
    </style:style>
    <style:style style:name="T7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9">Case 1 [convergence]: </text:span>A dumb algorithm that just randomly point-mutates and reproduces.</text:p>
      <text:p text:style-name="Standard"/>
      <text:p text:style-name="Standard">Parameters:</text:p>
      <text:p text:style-name="Standard"><text:tab/>n = # of individuals.</text:p>
      <text:p text:style-name="Standard"><text:tab/>k = # kept.</text:p>
      <text:p text:style-name="Standard"><text:tab/>u = mutation rate (chance/cell/generation).</text:p>
      <text:p text:style-name="Standard"><text:tab/>x,y = pattern size.</text:p>
      <text:p text:style-name="Standard"/>
      <text:p text:style-name="Standard">It's fairly easy to meta<text:span text:style-name="T1">1</text:span> n,k and u with it's own genetic algorithm. Should we meta<text:span text:style-name="T1">2 </text:span><text:span text:style-name="T4">the mutation rate of n and u? There is no end!</text:span><text:span text:style-name="T1"> </text:span><text:span text:style-name="T4">In </text:span><text:span text:style-name="T5">practice</text:span><text:span text:style-name="T6">, there is no reason to. Meta</text:span><text:span text:style-name="T2">1</text:span><text:span text:style-name="T6"> is only optimizing the best over three parameters. All we have to do is pick a reasonable n,k,u and </text:span>Δ<text:span text:style-name="T6">n, Δk, Δu and it should find the best.</text:span></text:p>
      <text:p text:style-name="Standard"><text:span text:style-name="T6"/></text:p>
      <text:p text:style-name="Standard"><text:span text:style-name="T6"/></text:p>
      <text:p text:style-name="Standard"><text:span text:style-name="T7">Case 2 [not-so-convergence]: </text:span><text:span text:style-name="T8">Genes = neural nets, the output layer is the pattern.</text:span></text:p>
      <text:p text:style-name="Standard"><text:span text:style-name="T8"/></text:p>
      <text:p text:style-name="Standard"><text:span text:style-name="T8">Parameters:</text:span></text:p>
      <text:p text:style-name="Standard"><text:span text:style-name="T8"><text:tab/>Network structure (oh boy there are a lot of choices here).</text:span></text:p>
      <text:p text:style-name="Standard"><text:span text:style-name="T8"><text:tab/>w = weights of neural nets.</text:span></text:p>
      <text:p text:style-name="Standard"><text:span text:style-name="T8"><text:tab/>Neural integrate and fire parameters.</text:span></text:p>
      <text:p text:style-name="Standard"><text:span text:style-name="T8"><text:tab/>…</text:span></text:p>
      <text:p text:style-name="Standard"><text:span text:style-name="T8"/></text:p>
      <text:p text:style-name="Standard"><text:span text:style-name="T8"><text:tab/>Our parameters are so complicated that it may make sense to try meta</text:span><text:span text:style-name="T3">2</text:span><text:span text:style-name="T11">, </text:span><text:span text:style-name="T8">etc. But there is an exponential overhead: meta</text:span><text:span text:style-name="T3">n</text:span><text:span text:style-name="T11"> </text:span><text:span text:style-name="T8">needs to try multiple algorithms of meta</text:span><text:span text:style-name="T3">n-1</text:span><text:span text:style-name="T11"> </text:span><text:span text:style-name="T8">with different parameters. Each level multiples the time it takes to become “useful” several fold at least.</text:span></text:p>
      <text:p text:style-name="Standard"><text:span text:style-name="T8"><text:tab/></text:span></text:p>
      <text:p text:style-name="P1"><text:span text:style-name="T6">A workaround for the exponential explosion?:</text:span></text:p>
      <text:p text:style-name="P1"><text:span text:style-name="T6"><text:tab/></text:span></text:p>
      <text:p text:style-name="P1"><text:span text:style-name="T8">TODO.</text:span></text:p>
      <text:p text:style-name="P1"><text:span text:style-name="T8"/></text:p>
      <text:p text:style-name="P1"><text:span text:style-name="T8"/></text:p>
      <text:p text:style-name="Standard"><text:span text:style-name="T8">It may be possible to get around this by looking at “travel far, stay low”.</text:span></text:p>
      <text:p text:style-name="Standard"><text:span text:style-name="T8"/></text:p>
      <text:p text:style-name="Standard"><text:span text:style-name="T8"/></text:p>
      <text:p text:style-name="Standard"><text:span text:style-name="T8"><text:tab/></text:span></text:p>
      <text:p text:style-name="Standard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Kevin</meta:initial-creator>
    <meta:creation-date>2015-12-26T11:18:26</meta:creation-date>
    <dc:date>2015-12-26T15:12:39</dc:date>
    <dc:creator>Kevin Kevin</dc:creator>
    <meta:editing-duration>PT3H51M5S</meta:editing-duration>
    <meta:editing-cycles>22</meta:editing-cycles>
    <meta:generator>OpenOffice/4.1.1$Unix OpenOffice.org_project/411m6$Build-9775</meta:generator>
    <meta:document-statistic meta:table-count="0" meta:image-count="0" meta:object-count="0" meta:page-count="1" meta:paragraph-count="20" meta:word-count="198" meta:character-count="1129"/>
  </office:meta>
</office:document-meta>
</file>